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c8eb"/>
    </style:style>
    <style:style style:name="P2" style:family="paragraph" style:parent-style-name="Text_20_body">
      <style:text-properties officeooo:rsid="001421fe" officeooo:paragraph-rsid="001421fe"/>
    </style:style>
    <style:style style:name="P3" style:family="paragraph" style:parent-style-name="Text_20_body" style:list-style-name="L1">
      <style:text-properties officeooo:rsid="001421fe" officeooo:paragraph-rsid="001421fe"/>
    </style:style>
    <style:style style:name="P4" style:family="paragraph" style:parent-style-name="Text_20_body">
      <style:text-properties officeooo:rsid="001421fe" officeooo:paragraph-rsid="001b6678"/>
    </style:style>
    <style:style style:name="P5" style:family="paragraph" style:parent-style-name="Text_20_body">
      <style:text-properties officeooo:rsid="00156925" officeooo:paragraph-rsid="00156925"/>
    </style:style>
    <style:style style:name="P6" style:family="paragraph" style:parent-style-name="Text_20_body" style:list-style-name="L2">
      <style:text-properties officeooo:rsid="00156925" officeooo:paragraph-rsid="00156925"/>
    </style:style>
    <style:style style:name="P7" style:family="paragraph" style:parent-style-name="Text_20_body" style:list-style-name="L3">
      <style:text-properties officeooo:rsid="00199c50" officeooo:paragraph-rsid="00199c50"/>
    </style:style>
    <style:style style:name="P8" style:family="paragraph" style:parent-style-name="Text_20_body" style:list-style-name="L3">
      <style:text-properties officeooo:rsid="00199c50" officeooo:paragraph-rsid="001b38e0"/>
    </style:style>
    <style:style style:name="P9" style:family="paragraph" style:parent-style-name="Text_20_body" style:list-style-name="L1">
      <style:text-properties officeooo:rsid="001b38e0" officeooo:paragraph-rsid="001b38e0"/>
    </style:style>
    <style:style style:name="P10" style:family="paragraph" style:parent-style-name="Text_20_body" style:list-style-name="L1">
      <style:text-properties officeooo:rsid="001b6678" officeooo:paragraph-rsid="001b6678"/>
    </style:style>
    <style:style style:name="P11" style:family="paragraph" style:parent-style-name="Text_20_body" style:list-style-name="L3">
      <style:text-properties officeooo:rsid="00222eab" officeooo:paragraph-rsid="00222eab"/>
    </style:style>
    <style:style style:name="P12" style:family="paragraph" style:parent-style-name="Text_20_body">
      <style:text-properties officeooo:paragraph-rsid="0025c9c1"/>
    </style:style>
    <style:style style:name="P13" style:family="paragraph" style:parent-style-name="Text_20_body" style:list-style-name="L3">
      <style:text-properties officeooo:rsid="00280990" officeooo:paragraph-rsid="00280990"/>
    </style:style>
    <style:style style:name="P14" style:family="paragraph" style:parent-style-name="Text_20_body" style:list-style-name="L4">
      <style:text-properties officeooo:paragraph-rsid="00334d5e"/>
    </style:style>
    <style:style style:name="P15" style:family="paragraph" style:parent-style-name="Text_20_body" style:list-style-name="L4">
      <style:text-properties officeooo:rsid="002e9266" officeooo:paragraph-rsid="002e9266"/>
    </style:style>
    <style:style style:name="P16" style:family="paragraph" style:parent-style-name="Text_20_body" style:list-style-name="L4">
      <style:text-properties officeooo:rsid="0030512c" officeooo:paragraph-rsid="0030512c"/>
    </style:style>
    <style:style style:name="P17" style:family="paragraph" style:parent-style-name="Text_20_body" style:list-style-name="L3">
      <style:text-properties officeooo:rsid="0034980a" officeooo:paragraph-rsid="0034980a"/>
    </style:style>
    <style:style style:name="P18" style:family="paragraph" style:parent-style-name="Text_20_body" style:list-style-name="L3">
      <style:text-properties officeooo:rsid="0037935e" officeooo:paragraph-rsid="0037935e"/>
    </style:style>
    <style:style style:name="P19" style:family="paragraph" style:parent-style-name="Text_20_body">
      <style:text-properties officeooo:rsid="00398fdd" officeooo:paragraph-rsid="00398fdd"/>
    </style:style>
    <style:style style:name="P20" style:family="paragraph" style:parent-style-name="Text_20_body">
      <style:text-properties officeooo:rsid="00428abd" officeooo:paragraph-rsid="00428abd"/>
    </style:style>
    <style:style style:name="P21" style:family="paragraph" style:parent-style-name="Text_20_body" style:list-style-name="L3">
      <style:text-properties officeooo:rsid="00428abd" officeooo:paragraph-rsid="00428abd"/>
    </style:style>
    <style:style style:name="P22" style:family="paragraph" style:parent-style-name="Text_20_body">
      <style:text-properties officeooo:rsid="0044dc9a" officeooo:paragraph-rsid="0044dc9a"/>
    </style:style>
    <style:style style:name="P23" style:family="paragraph" style:parent-style-name="Text_20_body">
      <style:text-properties officeooo:rsid="00481075" officeooo:paragraph-rsid="00481075"/>
    </style:style>
    <style:style style:name="P24" style:family="paragraph" style:parent-style-name="Text_20_body">
      <style:text-properties officeooo:rsid="0049a077" officeooo:paragraph-rsid="0049a077"/>
    </style:style>
    <style:style style:name="P25" style:family="paragraph" style:parent-style-name="Text_20_body">
      <style:text-properties officeooo:rsid="004cce4f" officeooo:paragraph-rsid="004cce4f"/>
    </style:style>
    <style:style style:name="P26" style:family="paragraph" style:parent-style-name="Text_20_body" style:list-style-name="L10">
      <style:text-properties officeooo:rsid="00dfe620" officeooo:paragraph-rsid="004cce4f"/>
    </style:style>
    <style:style style:name="P27" style:family="paragraph" style:parent-style-name="Text_20_body" style:list-style-name="L9">
      <style:text-properties officeooo:rsid="00d69b9f" officeooo:paragraph-rsid="004cce4f"/>
    </style:style>
    <style:style style:name="P28" style:family="paragraph" style:parent-style-name="Text_20_body" style:list-style-name="L9">
      <style:text-properties officeooo:rsid="00d7b556" officeooo:paragraph-rsid="004cce4f"/>
    </style:style>
    <style:style style:name="P29" style:family="paragraph" style:parent-style-name="Text_20_body" style:list-style-name="L9">
      <style:text-properties officeooo:rsid="00d78817" officeooo:paragraph-rsid="004cce4f"/>
    </style:style>
    <style:style style:name="P30" style:family="paragraph" style:parent-style-name="Text_20_body" style:list-style-name="L10">
      <style:text-properties officeooo:rsid="00db70f0" officeooo:paragraph-rsid="004cce4f"/>
    </style:style>
    <style:style style:name="P31" style:family="paragraph" style:parent-style-name="Heading_20_5">
      <style:text-properties officeooo:rsid="0044dc9a" officeooo:paragraph-rsid="0044dc9a"/>
    </style:style>
    <style:style style:name="P32" style:family="paragraph" style:parent-style-name="Heading_20_5">
      <style:text-properties officeooo:rsid="00db70f0" officeooo:paragraph-rsid="004cce4f"/>
    </style:style>
    <style:style style:name="P33" style:family="paragraph" style:parent-style-name="Heading_20_3">
      <style:text-properties officeooo:rsid="00210ae6" officeooo:paragraph-rsid="00210ae6"/>
    </style:style>
    <style:style style:name="P34" style:family="paragraph" style:parent-style-name="Heading_20_4">
      <style:text-properties officeooo:rsid="00156925" officeooo:paragraph-rsid="00156925"/>
    </style:style>
    <style:style style:name="P35" style:family="paragraph" style:parent-style-name="Heading_20_4">
      <style:text-properties officeooo:rsid="00398fdd" officeooo:paragraph-rsid="00398fdd"/>
    </style:style>
    <style:style style:name="P36" style:family="paragraph" style:parent-style-name="Heading_20_4">
      <style:text-properties officeooo:rsid="00481075" officeooo:paragraph-rsid="00481075"/>
    </style:style>
    <style:style style:name="P37" style:family="paragraph" style:parent-style-name="Heading_20_1">
      <style:text-properties officeooo:rsid="0013c8eb" officeooo:paragraph-rsid="0013c8eb"/>
    </style:style>
    <style:style style:name="P38" style:family="paragraph" style:parent-style-name="Heading_20_2">
      <style:text-properties officeooo:rsid="001421fe" officeooo:paragraph-rsid="001421fe"/>
    </style:style>
    <style:style style:name="P39" style:family="paragraph" style:parent-style-name="Heading_20_2">
      <style:text-properties officeooo:rsid="00156925" officeooo:paragraph-rsid="00156925"/>
    </style:style>
    <style:style style:name="P40" style:family="paragraph" style:parent-style-name="Heading_20_2">
      <style:text-properties officeooo:rsid="00199c50" officeooo:paragraph-rsid="00199c50"/>
    </style:style>
    <style:style style:name="P41" style:family="paragraph" style:parent-style-name="Heading_20_2">
      <style:text-properties officeooo:paragraph-rsid="0025c9c1"/>
    </style:style>
    <style:style style:name="P42" style:family="paragraph" style:parent-style-name="Heading_20_2">
      <style:text-properties officeooo:rsid="002cd61d" officeooo:paragraph-rsid="002cd61d"/>
    </style:style>
    <style:style style:name="T1" style:family="text">
      <style:text-properties officeooo:rsid="001b38e0"/>
    </style:style>
    <style:style style:name="T2" style:family="text">
      <style:text-properties officeooo:rsid="00240cc4"/>
    </style:style>
    <style:style style:name="T3" style:family="text">
      <style:text-properties officeooo:rsid="0025c9c1"/>
    </style:style>
    <style:style style:name="T4" style:family="text">
      <style:text-properties officeooo:rsid="002cd61d"/>
    </style:style>
    <style:style style:name="T5" style:family="text">
      <style:text-properties officeooo:rsid="00317d0b"/>
    </style:style>
    <style:style style:name="T6" style:family="text">
      <style:text-properties officeooo:rsid="00334d5e"/>
    </style:style>
    <style:style style:name="T7" style:family="text">
      <style:text-properties fo:font-variant="normal" fo:text-transform="none" fo:color="#808080" style:font-name="arial" fo:font-size="12pt" fo:letter-spacing="normal" fo:font-style="normal" fo:font-weight="normal"/>
    </style:style>
    <style:style style:name="T8" style:family="text">
      <style:text-properties officeooo:rsid="00363d8f"/>
    </style:style>
    <style:style style:name="T9" style:family="text">
      <style:text-properties officeooo:rsid="00379b9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e21b10" style:font-weight-asian="normal" style:font-weight-complex="normal"/>
    </style:style>
    <style:style style:name="T13" style:family="text">
      <style:text-properties fo:font-weight="normal" officeooo:rsid="00e78e60" style:font-weight-asian="normal" style:font-weight-complex="normal"/>
    </style:style>
    <style:style style:name="T14" style:family="text">
      <style:text-properties officeooo:rsid="0040c7b9"/>
    </style:style>
    <style:style style:name="T15" style:family="text">
      <style:text-properties officeooo:rsid="0044dc9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4a34ab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44e726" style:font-style-asian="normal" style:font-style-complex="normal"/>
    </style:style>
    <style:style style:name="T20" style:family="text">
      <style:text-properties fo:font-style="normal" officeooo:rsid="00481075" style:font-style-asian="normal" style:font-style-complex="normal"/>
    </style:style>
    <style:style style:name="T21" style:family="text">
      <style:text-properties fo:font-style="normal" officeooo:rsid="004a34ab" style:font-style-asian="normal" style:font-style-complex="normal"/>
    </style:style>
    <style:style style:name="T22" style:family="text">
      <style:text-properties fo:font-style="normal" fo:font-weight="normal" officeooo:rsid="00e21b1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e78e60" style:font-style-asian="normal" style:font-weight-asian="normal" style:font-style-complex="normal" style:font-weight-complex="normal"/>
    </style:style>
    <style:style style:name="T24" style:family="text">
      <style:text-properties officeooo:rsid="00d7b556"/>
    </style:style>
    <style:style style:name="T25" style:family="text">
      <style:text-properties officeooo:rsid="00e56ce0"/>
    </style:style>
    <style:style style:name="T26" style:family="text">
      <style:text-properties officeooo:rsid="00d69b9f"/>
    </style:style>
    <style:style style:name="T27" style:family="text">
      <style:text-properties officeooo:rsid="004df250"/>
    </style:style>
    <style:style style:name="T28" style:family="text">
      <style:text-properties officeooo:rsid="004e55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CollectionChart</text:h>
      <text:p text:style-name="P1"/>
      <text:h text:style-name="P40" text:outline-level="2">Specification/features</text:h>
      <text:list xml:id="list4262683689216554174" text:style-name="L3">
        <text:list-item>
          <text:p text:style-name="P7">Make use of a force-directed layout</text:p>
          <text:list>
            <text:list-item>
              <text:p text:style-name="P13">Try and calculate initial position as good as possible <text:span text:style-name="T4">s</text:span></text:p>
            </text:list-item>
          </text:list>
        </text:list-item>
        <text:list-item>
          <text:p text:style-name="P8">Allow nodes to be fixed <text:span text:style-name="T1">( see </text:span><text:a xlink:type="simple" xlink:href="http://bl.ocks.org/mbostock/3750558" text:style-name="Internet_20_link" text:visited-style-name="Visited_20_Internet_20_Link"><text:span text:style-name="T1">http://bl.ocks.org/mbostock/3750558</text:span></text:a><text:span text:style-name="T1">)</text:span></text:p>
        </text:list-item>
        <text:list-item>
          <text:p text:style-name="P11">Store <text:span text:style-name="T2">fixed node position as an attribute in back-end</text:span></text:p>
        </text:list-item>
        <text:list-item>
          <text:p text:style-name="P17">Color <text:span text:style-name="T8">every collection differently</text:span></text:p>
        </text:list-item>
        <text:list-item>
          <text:p text:style-name="P18">Edges should provide information on what info the edge captures (e.g. which node(s) caused the edge<text:span text:style-name="T9">)</text:span></text:p>
        </text:list-item>
        <text:list-item>
          <text:p text:style-name="P21">Edges should be <text:span text:style-name="T10">weighted </text:span><text:span text:style-name="T11">based on the number of connections there are between the collections (and their directions)</text:span></text:p>
        </text:list-item>
      </text:list>
      <text:h text:style-name="P33" text:outline-level="3">Correctness</text:h>
      <text:h text:style-name="P35" text:outline-level="4">Node</text:h>
      <text:p text:style-name="P19">A node represents <text:span text:style-name="T10">one </text:span><text:span text:style-name="T11">collection</text:span></text:p>
      <text:h text:style-name="P35" text:outline-level="4">Edge</text:h>
      <text:p text:style-name="P20">An edge captures the <text:span text:style-name="T15">amount</text:span> connectivity between <text:span text:style-name="T15">different collections. This connectivity can be specified in two ways:</text:span></text:p>
      <text:h text:style-name="P31" text:outline-level="5">Direct connectivity</text:h>
      <text:p text:style-name="P22">This type of connectivity is specified by the <text:span text:style-name="T16">user</text:span><text:span text:style-name="T18">. </text:span><text:span text:style-name="T19">This can include hierarchical </text:span><text:span text:style-name="T20">relations indicated by the user (such as a collection being a sub-collection of the other) etc.</text:span></text:p>
      <text:h text:style-name="P36" text:outline-level="4">Indirect connectivity</text:h>
      <text:p text:style-name="P23">Given by connections between <text:span text:style-name="T16">entities</text:span><text:span text:style-name="T18"> in the collection. </text:span><text:span text:style-name="T21">The idea is that when two items belonging to different collections are connected by an edge, there is now a relation between the collections as well (through the </text:span><text:span text:style-name="T17">entities</text:span><text:span text:style-name="T21">).</text:span></text:p>
      <text:p text:style-name="P25"><text:span text:style-name="T21">T</text:span><text:span text:style-name="T18">o model this, the following rules are applied. </text:span><text:span text:style-name="T26">Consider the following graph:</text:span></text:p>
      <text:list xml:id="list1019944858594189768" text:style-name="L9">
        <text:list-item>
          <text:p text:style-name="P27">a → f =&gt; </text:p>
          <text:list>
            <text:list-item>
              <text:p text:style-name="P27">A → A &amp; F: (A → A) U (A → B)</text:p>
            </text:list-item>
          </text:list>
        </text:list-item>
        <text:list-item>
          <text:p text:style-name="P28">f → h =&gt;</text:p>
          <text:list>
            <text:list-item>
              <text:p text:style-name="P28">A &amp; B → B &amp; C: (A → B) U (A → C) U (B → B) U (B → C)</text:p>
            </text:list-item>
          </text:list>
        </text:list-item>
        <text:list-item>
          <text:p text:style-name="P29"><text:soft-page-break/>etc… <text:span text:style-name="T24">We flatten when the relations are from multiple relationship</text:span></text:p>
        </text:list-item>
      </text:list>
      <text:h text:style-name="P32" text:outline-level="5">When to update</text:h>
      <text:list xml:id="list7214511086896289092" text:style-name="L10">
        <text:list-item>
          <text:p text:style-name="P30">When adding an edge between nodes</text:p>
          <text:list>
            <text:list-item>
              <text:p text:style-name="P30">Create the same edge between the total set of all collections</text:p>
            </text:list-item>
          </text:list>
        </text:list-item>
        <text:list-item>
          <text:p text:style-name="P26">When adding a node <text:span text:style-name="T25">n</text:span> to a collection <text:span text:style-name="T25">c</text:span></text:p>
          <text:list>
            <text:list-item>
              <text:p text:style-name="P26"><text:span text:style-name="T12">from collection_id to target edges collections </text:span><text:span text:style-name="T13">(edges from n to targets)</text:span></text:p>
            </text:list-item>
            <text:list-item>
              <text:p text:style-name="P26"><text:span text:style-name="T22">from target edge’s collections to collection_id </text:span><text:span text:style-name="T23">(edges from targets to n)</text:span></text:p>
            </text:list-item>
          </text:list>
        </text:list-item>
      </text:list>
      <text:p text:style-name="P19"/>
      <text:p text:style-name="P24">The two <text:span text:style-name="T27">main cases</text:span> are very different and should therefore be visually separated as much as possible. <text:span text:style-name="T28">The second case seems more useful as well.</text:span></text:p>
      <text:p text:style-name="P19"/>
      <text:p text:style-name="P19"/>
      <text:h text:style-name="P41" text:outline-level="2"><text:span text:style-name="T3">Use Cases</text:span></text:h>
      <text:p text:style-name="P12"/>
      <text:h text:style-name="P42" text:outline-level="2">Future research</text:h>
      <text:list xml:id="list311528162546520127" text:style-name="L4">
        <text:list-item>
          <text:p text:style-name="P15">Initial node fixed positions</text:p>
          <text:list>
            <text:list-item>
              <text:p text:style-name="P16">Can we get a good first guess on initial positions? <text:span text:style-name="T5">(instead of random and hoping phyics works things out)</text:span></text:p>
            </text:list-item>
          </text:list>
        </text:list-item>
        <text:list-item>
          <text:p text:style-name="P14"><text:span text:style-name="T6">Graph drawing and applications for software and knowledge engineers - </text:span><text:span text:style-name="T7">K Sugiyama</text:span></text:p>
        </text:list-item>
      </text:list>
      <text:p text:style-name="P12"/>
      <text:p text:style-name="P12"/>
      <text:p text:style-name="P2"/>
      <text:h text:style-name="P38" text:outline-level="2">Technical inspiration</text:h>
      <text:list xml:id="list1535825023831095977" text:style-name="L1">
        <text:list-item>
          <text:p text:style-name="P3">Sticky force layout: <text:a xlink:type="simple" xlink:href="http://bl.ocks.org/mbostock/3750558" text:style-name="Internet_20_link" text:visited-style-name="Visited_20_Internet_20_Link">http://bl.ocks.org/mbostock/3750558</text:a></text:p>
        </text:list-item>
        <text:list-item>
          <text:p text:style-name="P9">Matrix representation: <text:a xlink:type="simple" xlink:href="https://bost.ocks.org/mike/miserables/" text:style-name="Internet_20_link" text:visited-style-name="Visited_20_Internet_20_Link">https://bost.ocks.org/mike/miserables/</text:a></text:p>
        </text:list-item>
        <text:list-item>
          <text:p text:style-name="P10">Bezier curves: <text:a xlink:type="simple" xlink:href="https://bl.ocks.org/mbostock/4600693" text:style-name="Internet_20_link" text:visited-style-name="Visited_20_Internet_20_Link">https://bl.ocks.org/mbostock/4600693</text:a></text:p>
        </text:list-item>
      </text:list>
      <text:p text:style-name="P4"/>
      <text:p text:style-name="P4"/>
      <text:h text:style-name="P39" text:outline-level="2"><text:soft-page-break/>Functional design</text:h>
      <text:h text:style-name="P34" text:outline-level="4">Benefits</text:h>
      <text:list xml:id="list106562574292836841" text:style-name="L2">
        <text:list-item>
          <text:p text:style-name="P6">Different methods become more reusable?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3:31:24.885609051</meta:creation-date>
    <meta:generator>LibreOffice/5.1.1.3$Linux_X86_64 LibreOffice_project/10m0$Build-3</meta:generator>
    <dc:date>2016-04-10T15:39:49.057785743</dc:date>
    <meta:editing-duration>PT2H8M</meta:editing-duration>
    <meta:editing-cycles>52</meta:editing-cycles>
    <meta:document-statistic meta:table-count="0" meta:image-count="0" meta:object-count="0" meta:page-count="3" meta:paragraph-count="43" meta:word-count="391" meta:character-count="2302" meta:non-whitespace-character-count="1977"/>
  </office:meta>
</office:document-meta>
</file>